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07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e Issue</text:p>
          </table:table-cell>
          <table:table-cell table:style-name="ce3" office:value-type="string" calcext:value-type="string">
            <text:p>2017-01-17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# Pin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4.7K resistors can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, used two 7.5M resistors in series.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IC, deco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IC, baud rate generat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8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wer Connections" table:style-name="ta1">
        <table:table-column table:style-name="co7" table:default-cell-style-name="ce2"/>
        <table:table-column table:style-name="co8" table:default-cell-style-name="ce6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# Pins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ce2" office:value-type="string" calcext:value-type="string">
            <text:p>8 MHz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ce2" office:value-type="string" calcext:value-type="string">
            <text:p>74LS06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table:style-name="ce2" office:value-type="string" calcext:value-type="string">
            <text:p>74LS04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6</text:p>
          </table:table-cell>
          <table:table-cell table:style-name="ce2" office:value-type="float" office:value="68000" calcext:value-type="float">
            <text:p>68000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14,49</text:p>
          </table:table-cell>
          <table:table-cell table:style-name="ce7" office:value-type="string" calcext:value-type="string">
            <text:p>16,53</text:p>
          </table:table-cell>
        </table:table-row>
        <table:table-row table:style-name="ro1">
          <table:table-cell table:style-name="Default" office:value-type="string" calcext:value-type="string">
            <text:p>U7</text:p>
          </table:table-cell>
          <table:table-cell table:style-name="ce2" office:value-type="string" calcext:value-type="string">
            <text:p>74LS08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8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9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1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2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3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6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9</text:p>
          </table:table-cell>
          <table:table-cell table:style-name="ce2" office:value-type="string" calcext:value-type="string">
            <text:p>74LS2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0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1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2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3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7</text:p>
          </table:table-cell>
          <table:table-cell table:style-name="ce2" office:value-type="string" calcext:value-type="string">
            <text:p>25LS2548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U28</text:p>
          </table:table-cell>
          <table:table-cell table:style-name="ce2" office:value-type="string" calcext:value-type="string">
            <text:p>74LS14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9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0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1</text:p>
          </table:table-cell>
          <table:table-cell table:style-name="ce2" office:value-type="string" calcext:value-type="string">
            <text:p>MC14411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U32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33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55:BOM.E8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ower Connections'.A1:'Power Connections'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-00-00</text:date>, <text:time style:data-style-name="N2" text:time-value="10:45:56.079541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10:49:17.448879837</dc:date>
    <meta:editing-duration>PT3H1M41S</meta:editing-duration>
    <meta:editing-cycles>151</meta:editing-cycles>
    <meta:generator>LibreOffice/5.1.4.2$Linux_X86_64 LibreOffice_project/10m0$Build-2</meta:generator>
    <meta:print-date>2016-12-24T10:00:00.013584107</meta:print-date>
    <meta:document-statistic meta:table-count="2" meta:cell-count="562" meta:object-count="0"/>
  </office:meta>
</office:document-meta>
</file>